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7804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e8cb" fo:border="0.74pt solid #000000"/>
    </style:style>
    <style:style style:name="ce11" style:family="table-cell" style:parent-style-name="Default" style:data-style-name="N0">
      <style:table-cell-properties fo:background-color="#dde8cb" fo:border="0.74pt solid #000000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order="none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01 - Interp. polinomial (3 dados)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5" table:formula="of:=5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style-name="ce5" table:formula="of:=21" office:value-type="float" office:value="21" calcext:value-type="float">
            <text:p>21</text:p>
          </table:table-cell>
          <table:table-cell table:style-name="ce5" table:formula="of:=31"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2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1" calcext:value-type="float">
            <text:p>1</text:p>
          </table:table-cell>
          <table:table-cell table:style-name="ce9" table:formula="of:=[.C9]^2" office:value-type="float" office:value="1" calcext:value-type="float">
            <text:p>1</text:p>
          </table:table-cell>
          <table:table-cell/>
          <table:table-cell table:style-name="ce9" table:formula="of:=[.B3]" office:value-type="float" office:value="10" calcext:value-type="float">
            <text:p>10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3" table:formula="of:=MMULT(MINVERSE([.B9:.D11]);[.F9:.F11])" office:value-type="float" office:value="4.125" calcext:value-type="float">
            <text:p>4,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3" calcext:value-type="float">
            <text:p>3</text:p>
          </table:table-cell>
          <table:table-cell table:style-name="ce9" table:formula="of:=[.C10]^2" office:value-type="float" office:value="9" calcext:value-type="float">
            <text:p>9</text:p>
          </table:table-cell>
          <table:table-cell/>
          <table:table-cell table:style-name="ce9" table:formula="of:=[.C3]" office:value-type="float" office:value="21" calcext:value-type="float">
            <text:p>21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5" calcext:value-type="float">
            <text:p>5</text:p>
          </table:table-cell>
          <table:table-cell table:style-name="ce9" table:formula="of:=[.C11]^2" office:value-type="float" office:value="25" calcext:value-type="float">
            <text:p>25</text:p>
          </table:table-cell>
          <table:table-cell/>
          <table:table-cell table:style-name="ce9" table:formula="of:=[.D3]" office:value-type="float" office:value="31" calcext:value-type="float">
            <text:p>31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0.125" calcext:value-type="float">
            <text:p>-0,12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J$9]+[.$J$10]*[.B4]+[.$J$11]*[.B4]^2)" office:value-type="float" office:value="15.625" calcext:value-type="float">
            <text:p>15,625</text:p>
          </table:table-cell>
          <table:table-cell table:style-name="ce10" table:formula="of:=IF([.C4]=&quot;&quot;;&quot;&quot;;[.$J$9]+[.$J$10]*[.C4]+[.$J$11]*[.C4]^2)" office:value-type="float" office:value="26.125" calcext:value-type="float">
            <text:p>26,125</text:p>
          </table:table-cell>
          <table:table-cell table:style-name="ce11" table:formula="of:=IF([.D4]=&quot;&quot;;&quot;&quot;;[.$J$9]+[.$J$10]*[.D4]+[.$J$11]*[.D4]^2)" office:value-type="float" office:value="-155" calcext:value-type="float">
            <text:p>-155</text:p>
          </table:table-cell>
          <table:table-cell table:style-name="ce10" table:formula="of:=IF([.E4]=&quot;&quot;;&quot;&quot;;[.$J$9]+[.$J$10]*[.E4]+[.$J$11]*[.E4]^2)">
            <text:p/>
          </table:table-cell>
          <table:table-cell table:style-name="ce10" table:formula="of:=IF([.F4]=&quot;&quot;;&quot;&quot;;[.$J$9]+[.$J$10]*[.F4]+[.$J$11]*[.F4]^2)">
            <text:p/>
          </table:table-cell>
          <table:table-cell table:style-name="ce10" table:formula="of:=IF([.G4]=&quot;&quot;;&quot;&quot;;[.$J$9]+[.$J$10]*[.G4]+[.$J$11]*[.G4]^2)">
            <text:p/>
          </table:table-cell>
          <table:table-cell table:style-name="ce10" table:formula="of:=IF([.H4]=&quot;&quot;;&quot;&quot;;[.$J$9]+[.$J$10]*[.H4]+[.$J$11]*[.H4]^2)">
            <text:p/>
          </table:table-cell>
          <table:table-cell table:style-name="ce10" table:formula="of:=IF([.I4]=&quot;&quot;;&quot;&quot;;[.$J$9]+[.$J$10]*[.I4]+[.$J$11]*[.I4]^2)">
            <text:p/>
          </table:table-cell>
          <table:table-cell table:style-name="ce10" table:formula="of:=IF([.J4]=&quot;&quot;;&quot;&quot;;[.$J$9]+[.$J$10]*[.J4]+[.$J$11]*[.J4]^2)">
            <text:p/>
          </table:table-cell>
          <table:table-cell table:style-name="ce10" table:formula="of:=IF([.K4]=&quot;&quot;;&quot;&quot;;[.$J$9]+[.$J$10]*[.K4]+[.$J$11]*[.K4]^2)">
            <text:p/>
          </table:table-cell>
          <table:table-cell table:style-name="ce10" table:formula="of:=IF([.L4]=&quot;&quot;;&quot;&quot;;[.$J$9]+[.$J$10]*[.L4]+[.$J$11]*[.L4]^2)">
            <text:p/>
          </table:table-cell>
          <table:table-cell table:style-name="ce10" table:formula="of:=IF([.M4]=&quot;&quot;;&quot;&quot;;[.$J$9]+[.$J$10]*[.M4]+[.$J$11]*[.M4]^2)">
            <text:p/>
          </table:table-cell>
          <table:table-cell table:style-name="ce10" table:formula="of:=IF([.N4]=&quot;&quot;;&quot;&quot;;[.$J$9]+[.$J$10]*[.N4]+[.$J$11]*[.N4]^2)">
            <text:p/>
          </table:table-cell>
          <table:table-cell table:style-name="ce10" table:formula="of:=IF([.O4]=&quot;&quot;;&quot;&quot;;[.$J$9]+[.$J$10]*[.O4]+[.$J$11]*[.O4]^2)">
            <text:p/>
          </table:table-cell>
          <table:table-cell table:style-name="ce10" table:formula="of:=IF([.P4]=&quot;&quot;;&quot;&quot;;[.$J$9]+[.$J$10]*[.P4]+[.$J$11]*[.P4]^2)">
            <text:p/>
          </table:table-cell>
          <table:table-cell table:style-name="ce10" table:formula="of:=IF([.Q4]=&quot;&quot;;&quot;&quot;;[.$J$9]+[.$J$10]*[.Q4]+[.$J$11]*[.Q4]^2)">
            <text:p/>
          </table:table-cell>
          <table:table-cell table:style-name="ce10" table:formula="of:=IF([.R4]=&quot;&quot;;&quot;&quot;;[.$J$9]+[.$J$10]*[.R4]+[.$J$11]*[.R4]^2)">
            <text:p/>
          </table:table-cell>
          <table:table-cell table:style-name="ce10" table:formula="of:=IF([.S4]=&quot;&quot;;&quot;&quot;;[.$J$9]+[.$J$10]*[.S4]+[.$J$11]*[.S4]^2)">
            <text:p/>
          </table:table-cell>
          <table:table-cell table:style-name="ce10" table:formula="of:=IF([.T4]=&quot;&quot;;&quot;&quot;;[.$J$9]+[.$J$10]*[.T4]+[.$J$11]*[.T4]^2)">
            <text:p/>
          </table:table-cell>
          <table:table-cell table:style-name="ce10" table:formula="of:=IF([.U4]=&quot;&quot;;&quot;&quot;;[.$J$9]+[.$J$10]*[.U4]+[.$J$11]*[.U4]^2)">
            <text:p/>
          </table:table-cell>
          <table:table-cell table:style-name="ce10" table:formula="of:=IF([.V4]=&quot;&quot;;&quot;&quot;;[.$J$9]+[.$J$10]*[.V4]+[.$J$11]*[.V4]^2)">
            <text:p/>
          </table:table-cell>
          <table:table-cell table:style-name="ce10" table:formula="of:=IF([.W4]=&quot;&quot;;&quot;&quot;;[.$J$9]+[.$J$10]*[.W4]+[.$J$11]*[.W4]^2)">
            <text:p/>
          </table:table-cell>
          <table:table-cell table:style-name="ce10" table:formula="of:=IF([.X4]=&quot;&quot;;&quot;&quot;;[.$J$9]+[.$J$10]*[.X4]+[.$J$11]*[.X4]^2)">
            <text:p/>
          </table:table-cell>
          <table:table-cell table:style-name="ce10" table:formula="of:=IF([.Y4]=&quot;&quot;;&quot;&quot;;[.$J$9]+[.$J$10]*[.Y4]+[.$J$11]*[.Y4]^2)">
            <text:p/>
          </table:table-cell>
          <table:table-cell table:style-name="ce10" table:formula="of:=IF([.Z4]=&quot;&quot;;&quot;&quot;;[.$J$9]+[.$J$10]*[.Z4]+[.$J$11]*[.Z4]^2)">
            <text:p/>
          </table:table-cell>
        </table:table-row>
      </table:table>
      <table:table table:name="02 - Interp. polinomial (4 dados)" table:style-name="ta1"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3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2" calcext:value-type="float">
            <text:p>2</text:p>
          </table:table-cell>
          <table:table-cell table:style-name="ce9" table:formula="of:=[.C9]^2" office:value-type="float" office:value="4" calcext:value-type="float">
            <text:p>4</text:p>
          </table:table-cell>
          <table:table-cell table:style-name="ce9" table:formula="of:=[.C9]^3" office:value-type="float" office:value="8" calcext:value-type="float">
            <text:p>8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4" table:formula="of:=MMULT(MINVERSE([.B9:.E12]);[.G9:.G12])" office:value-type="float" office:value="-125" calcext:value-type="float">
            <text:p>-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4" calcext:value-type="float">
            <text:p>4</text:p>
          </table:table-cell>
          <table:table-cell table:style-name="ce9" table:formula="of:=[.C10]^2" office:value-type="float" office:value="16" calcext:value-type="float">
            <text:p>16</text:p>
          </table:table-cell>
          <table:table-cell table:style-name="ce9" table:formula="of:=[.C10]^3" office:value-type="float" office:value="64" calcext:value-type="float">
            <text:p>64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22.25" calcext:value-type="float">
            <text:p>122,25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6" calcext:value-type="float">
            <text:p>6</text:p>
          </table:table-cell>
          <table:table-cell table:style-name="ce9" table:formula="of:=[.C11]^2" office:value-type="float" office:value="36" calcext:value-type="float">
            <text:p>36</text:p>
          </table:table-cell>
          <table:table-cell table:style-name="ce9" table:formula="of:=[.C11]^3" office:value-type="float" office:value="216" calcext:value-type="float">
            <text:p>21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35.5" calcext:value-type="float">
            <text:p>-35,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E2]" office:value-type="float" office:value="8" calcext:value-type="float">
            <text:p>8</text:p>
          </table:table-cell>
          <table:table-cell table:style-name="ce9" table:formula="of:=[.C12]^2" office:value-type="float" office:value="64" calcext:value-type="float">
            <text:p>64</text:p>
          </table:table-cell>
          <table:table-cell table:style-name="ce9" table:formula="of:=[.C12]^3" office:value-type="float" office:value="512" calcext:value-type="float">
            <text:p>512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.5625" calcext:value-type="float">
            <text:p>3,562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K$9]+[.$K$10]*[.B4]+[.$K$11]*[.B4]^2+[.$K$12]*[.B4]^3)" office:value-type="float" office:value="6.00000000000006" calcext:value-type="float">
            <text:p>6,00000000000006</text:p>
          </table:table-cell>
          <table:table-cell table:style-name="ce10" table:formula="of:=IF([.C4]=&quot;&quot;;&quot;&quot;;[.$K$9]+[.$K$10]*[.C4]+[.$K$11]*[.C4]^2+[.$K$12]*[.C4]^3)" office:value-type="float" office:value="24.0000000000001" calcext:value-type="float">
            <text:p>24,0000000000001</text:p>
          </table:table-cell>
          <table:table-cell table:style-name="ce10" table:formula="of:=IF([.D4]=&quot;&quot;;&quot;&quot;;[.$K$9]+[.$K$10]*[.D4]+[.$K$11]*[.D4]^2+[.$K$12]*[.D4]^3)" office:value-type="float" office:value="100" calcext:value-type="float">
            <text:p>100</text:p>
          </table:table-cell>
          <table:table-cell table:style-name="ce11" table:formula="of:=IF([.E4]=&quot;&quot;;&quot;&quot;;[.$K$9]+[.$K$10]*[.E4]+[.$K$11]*[.E4]^2+[.$K$12]*[.E4]^3)" office:value-type="float" office:value="405" calcext:value-type="float">
            <text:p>405</text:p>
          </table:table-cell>
          <table:table-cell table:style-name="ce10" table:formula="of:=IF([.F4]=&quot;&quot;;&quot;&quot;;[.$K$9]+[.$K$10]*[.F4]+[.$K$11]*[.F4]^2+[.$K$12]*[.F4]^3)">
            <text:p/>
          </table:table-cell>
          <table:table-cell table:style-name="ce10" table:formula="of:=IF([.G4]=&quot;&quot;;&quot;&quot;;[.$K$9]+[.$K$10]*[.G4]+[.$K$11]*[.G4]^2+[.$K$12]*[.G4]^3)">
            <text:p/>
          </table:table-cell>
          <table:table-cell table:style-name="ce10" table:formula="of:=IF([.H4]=&quot;&quot;;&quot;&quot;;[.$K$9]+[.$K$10]*[.H4]+[.$K$11]*[.H4]^2+[.$K$12]*[.H4]^3)">
            <text:p/>
          </table:table-cell>
          <table:table-cell table:style-name="ce10" table:formula="of:=IF([.I4]=&quot;&quot;;&quot;&quot;;[.$K$9]+[.$K$10]*[.I4]+[.$K$11]*[.I4]^2+[.$K$12]*[.I4]^3)">
            <text:p/>
          </table:table-cell>
          <table:table-cell table:style-name="ce10" table:formula="of:=IF([.J4]=&quot;&quot;;&quot;&quot;;[.$K$9]+[.$K$10]*[.J4]+[.$K$11]*[.J4]^2+[.$K$12]*[.J4]^3)">
            <text:p/>
          </table:table-cell>
          <table:table-cell table:style-name="ce10" table:formula="of:=IF([.K4]=&quot;&quot;;&quot;&quot;;[.$K$9]+[.$K$10]*[.K4]+[.$K$11]*[.K4]^2+[.$K$12]*[.K4]^3)">
            <text:p/>
          </table:table-cell>
          <table:table-cell table:style-name="ce10" table:formula="of:=IF([.L4]=&quot;&quot;;&quot;&quot;;[.$K$9]+[.$K$10]*[.L4]+[.$K$11]*[.L4]^2+[.$K$12]*[.L4]^3)">
            <text:p/>
          </table:table-cell>
          <table:table-cell table:style-name="ce10" table:formula="of:=IF([.M4]=&quot;&quot;;&quot;&quot;;[.$K$9]+[.$K$10]*[.M4]+[.$K$11]*[.M4]^2+[.$K$12]*[.M4]^3)">
            <text:p/>
          </table:table-cell>
          <table:table-cell table:style-name="ce10" table:formula="of:=IF([.N4]=&quot;&quot;;&quot;&quot;;[.$K$9]+[.$K$10]*[.N4]+[.$K$11]*[.N4]^2+[.$K$12]*[.N4]^3)">
            <text:p/>
          </table:table-cell>
          <table:table-cell table:style-name="ce10" table:formula="of:=IF([.O4]=&quot;&quot;;&quot;&quot;;[.$K$9]+[.$K$10]*[.O4]+[.$K$11]*[.O4]^2+[.$K$12]*[.O4]^3)">
            <text:p/>
          </table:table-cell>
          <table:table-cell table:style-name="ce10" table:formula="of:=IF([.P4]=&quot;&quot;;&quot;&quot;;[.$K$9]+[.$K$10]*[.P4]+[.$K$11]*[.P4]^2+[.$K$12]*[.P4]^3)">
            <text:p/>
          </table:table-cell>
          <table:table-cell table:style-name="ce10" table:formula="of:=IF([.Q4]=&quot;&quot;;&quot;&quot;;[.$K$9]+[.$K$10]*[.Q4]+[.$K$11]*[.Q4]^2+[.$K$12]*[.Q4]^3)">
            <text:p/>
          </table:table-cell>
          <table:table-cell table:style-name="ce10" table:formula="of:=IF([.R4]=&quot;&quot;;&quot;&quot;;[.$K$9]+[.$K$10]*[.R4]+[.$K$11]*[.R4]^2+[.$K$12]*[.R4]^3)">
            <text:p/>
          </table:table-cell>
          <table:table-cell table:style-name="ce10" table:formula="of:=IF([.S4]=&quot;&quot;;&quot;&quot;;[.$K$9]+[.$K$10]*[.S4]+[.$K$11]*[.S4]^2+[.$K$12]*[.S4]^3)">
            <text:p/>
          </table:table-cell>
          <table:table-cell table:style-name="ce10" table:formula="of:=IF([.T4]=&quot;&quot;;&quot;&quot;;[.$K$9]+[.$K$10]*[.T4]+[.$K$11]*[.T4]^2+[.$K$12]*[.T4]^3)">
            <text:p/>
          </table:table-cell>
          <table:table-cell table:style-name="ce10" table:formula="of:=IF([.U4]=&quot;&quot;;&quot;&quot;;[.$K$9]+[.$K$10]*[.U4]+[.$K$11]*[.U4]^2+[.$K$12]*[.U4]^3)">
            <text:p/>
          </table:table-cell>
          <table:table-cell table:style-name="ce10" table:formula="of:=IF([.V4]=&quot;&quot;;&quot;&quot;;[.$K$9]+[.$K$10]*[.V4]+[.$K$11]*[.V4]^2+[.$K$12]*[.V4]^3)">
            <text:p/>
          </table:table-cell>
          <table:table-cell table:style-name="ce10" table:formula="of:=IF([.W4]=&quot;&quot;;&quot;&quot;;[.$K$9]+[.$K$10]*[.W4]+[.$K$11]*[.W4]^2+[.$K$12]*[.W4]^3)">
            <text:p/>
          </table:table-cell>
          <table:table-cell table:style-name="ce10" table:formula="of:=IF([.X4]=&quot;&quot;;&quot;&quot;;[.$K$9]+[.$K$10]*[.X4]+[.$K$11]*[.X4]^2+[.$K$12]*[.X4]^3)">
            <text:p/>
          </table:table-cell>
          <table:table-cell table:style-name="ce10" table:formula="of:=IF([.Y4]=&quot;&quot;;&quot;&quot;;[.$K$9]+[.$K$10]*[.Y4]+[.$K$11]*[.Y4]^2+[.$K$12]*[.Y4]^3)">
            <text:p/>
          </table:table-cell>
          <table:table-cell table:style-name="ce10" table:formula="of:=IF([.Z4]=&quot;&quot;;&quot;&quot;;[.$K$9]+[.$K$10]*[.Z4]+[.$K$11]*[.Z4]^2+[.$K$12]*[.Z4]^3)">
            <text:p/>
          </table:table-cell>
          <table:table-cell table:style-name="ce10" table:formula="of:=IF([.AA4]=&quot;&quot;;&quot;&quot;;[.$K$9]+[.$K$10]*[.AA4]+[.$K$11]*[.AA4]^2+[.$K$12]*[.AA4]^3)">
            <text:p/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14"/>
          <table:table-cell office:value-type="string" calcext:value-type="string">
            <text:p>aa</text:p>
          </table:table-cell>
          <table:table-cell table:number-columns-repeated="12"/>
        </table:table-row>
      </table:table>
      <table:table table:name="03- Interp. polinomial (5 dados)" table:style-name="ta1"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style-name="ce5" table:formula="of:=99" office:value-type="float" office:value="99" calcext:value-type="float">
            <text:p>99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4500" calcext:value-type="float">
            <text:p>450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4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/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2" calcext:value-type="float">
            <text:p>2</text:p>
          </table:table-cell>
          <table:table-cell table:formula="of:=[.C9]^2" office:value-type="float" office:value="4" calcext:value-type="float">
            <text:p>4</text:p>
          </table:table-cell>
          <table:table-cell table:formula="of:=[.C9]^3" office:value-type="float" office:value="8" calcext:value-type="float">
            <text:p>8</text:p>
          </table:table-cell>
          <table:table-cell table:formula="of:=[.C9]^4" office:value-type="float" office:value="16" calcext:value-type="float">
            <text:p>16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5" table:formula="of:=MMULT(MINVERSE([.B9:.F13]);[.H9:.H13])" office:value-type="float" office:value="-140.344098857025" calcext:value-type="float">
            <text:p>-140,3440988570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[.C10]^2" office:value-type="float" office:value="16" calcext:value-type="float">
            <text:p>16</text:p>
          </table:table-cell>
          <table:table-cell table:formula="of:=[.C10]^3" office:value-type="float" office:value="64" calcext:value-type="float">
            <text:p>64</text:p>
          </table:table-cell>
          <table:table-cell table:formula="of:=[.C10]^4" office:value-type="float" office:value="256" calcext:value-type="float">
            <text:p>256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38.233436309416" calcext:value-type="float">
            <text:p>138,23343630941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6" calcext:value-type="float">
            <text:p>6</text:p>
          </table:table-cell>
          <table:table-cell table:formula="of:=[.C11]^2" office:value-type="float" office:value="36" calcext:value-type="float">
            <text:p>36</text:p>
          </table:table-cell>
          <table:table-cell table:formula="of:=[.C11]^3" office:value-type="float" office:value="216" calcext:value-type="float">
            <text:p>216</text:p>
          </table:table-cell>
          <table:table-cell table:formula="of:=[.C11]^4" office:value-type="float" office:value="1296" calcext:value-type="float">
            <text:p>129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1.0942027083005" calcext:value-type="float">
            <text:p>-41,094202708300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8" calcext:value-type="float">
            <text:p>8</text:p>
          </table:table-cell>
          <table:table-cell table:formula="of:=[.C12]^2" office:value-type="float" office:value="64" calcext:value-type="float">
            <text:p>64</text:p>
          </table:table-cell>
          <table:table-cell table:formula="of:=[.C12]^3" office:value-type="float" office:value="512" calcext:value-type="float">
            <text:p>512</text:p>
          </table:table-cell>
          <table:table-cell table:formula="of:=[.C12]^4" office:value-type="float" office:value="4096" calcext:value-type="float">
            <text:p>4096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4.3616718154715" calcext:value-type="float">
            <text:p>4,361671815471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99" calcext:value-type="float">
            <text:p>99</text:p>
          </table:table-cell>
          <table:table-cell table:formula="of:=[.C13]^2" office:value-type="float" office:value="9801" calcext:value-type="float">
            <text:p>9801</text:p>
          </table:table-cell>
          <table:table-cell table:formula="of:=[.C13]^3" office:value-type="float" office:value="970299" calcext:value-type="float">
            <text:p>970299</text:p>
          </table:table-cell>
          <table:table-cell table:formula="of:=[.C13]^4" office:value-type="float" office:value="96059601" calcext:value-type="float">
            <text:p>96059601</text:p>
          </table:table-cell>
          <table:table-cell/>
          <table:table-cell table:style-name="ce9" table:formula="of:=[.F3]" office:value-type="float" office:value="4500" calcext:value-type="float">
            <text:p>4500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0399585907735751" calcext:value-type="float">
            <text:p>-0,0399585907735751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L$9]+[.$L$10]*[.B4]+[.$L$11]*[.B4]^2+[.$L$12]*[.B4]^3+[.$L$13]*[.B4]^4)" office:value-type="float" office:value="6.00000000000005" calcext:value-type="float">
            <text:p>6,00000000000005</text:p>
          </table:table-cell>
          <table:table-cell table:style-name="ce10" table:formula="of:=IF([.C4]=&quot;&quot;;&quot;&quot;;[.$L$9]+[.$L$10]*[.C4]+[.$L$11]*[.C4]^2+[.$L$12]*[.C4]^3+[.$L$13]*[.C4]^4)" office:value-type="float" office:value="23.999999999973" calcext:value-type="float">
            <text:p>23,999999999973</text:p>
          </table:table-cell>
          <table:table-cell table:style-name="ce10" table:formula="of:=IF([.D4]=&quot;&quot;;&quot;&quot;;[.$L$9]+[.$L$10]*[.D4]+[.$L$11]*[.D4]^2+[.$L$12]*[.D4]^3+[.$L$13]*[.D4]^4)" office:value-type="float" office:value="99.9999999999461" calcext:value-type="float">
            <text:p>99,9999999999461</text:p>
          </table:table-cell>
          <table:table-cell table:style-name="ce10" table:formula="of:=IF([.E4]=&quot;&quot;;&quot;&quot;;[.$L$9]+[.$L$10]*[.E4]+[.$L$11]*[.E4]^2+[.$L$12]*[.E4]^3+[.$L$13]*[.E4]^4)" office:value-type="float" office:value="404.99999999992" calcext:value-type="float">
            <text:p>404,99999999992</text:p>
          </table:table-cell>
          <table:table-cell table:style-name="ce11" table:formula="of:=IF([.F4]=&quot;&quot;;&quot;&quot;;[.$L$9]+[.$L$10]*[.F4]+[.$L$11]*[.F4]^2+[.$L$12]*[.F4]^3+[.$L$13]*[.F4]^4)" office:value-type="float" office:value="4499.99999999907" calcext:value-type="float">
            <text:p>4499,99999999907</text:p>
          </table:table-cell>
          <table:table-cell table:style-name="ce10" table:formula="of:=IF([.G4]=&quot;&quot;;&quot;&quot;;[.$L$9]+[.$L$10]*[.G4]+[.$L$11]*[.G4]^2+[.$L$12]*[.G4]^3+[.$L$13]*[.G4]^4)">
            <text:p/>
          </table:table-cell>
          <table:table-cell table:style-name="ce10" table:formula="of:=IF([.H4]=&quot;&quot;;&quot;&quot;;[.$L$9]+[.$L$10]*[.H4]+[.$L$11]*[.H4]^2+[.$L$12]*[.H4]^3+[.$L$13]*[.H4]^4)">
            <text:p/>
          </table:table-cell>
          <table:table-cell table:style-name="ce10" table:formula="of:=IF([.I4]=&quot;&quot;;&quot;&quot;;[.$L$9]+[.$L$10]*[.I4]+[.$L$11]*[.I4]^2+[.$L$12]*[.I4]^3+[.$L$13]*[.I4]^4)">
            <text:p/>
          </table:table-cell>
          <table:table-cell table:style-name="ce10" table:formula="of:=IF([.J4]=&quot;&quot;;&quot;&quot;;[.$L$9]+[.$L$10]*[.J4]+[.$L$11]*[.J4]^2+[.$L$12]*[.J4]^3+[.$L$13]*[.J4]^4)">
            <text:p/>
          </table:table-cell>
          <table:table-cell table:style-name="ce10" table:formula="of:=IF([.K4]=&quot;&quot;;&quot;&quot;;[.$L$9]+[.$L$10]*[.K4]+[.$L$11]*[.K4]^2+[.$L$12]*[.K4]^3+[.$L$13]*[.K4]^4)">
            <text:p/>
          </table:table-cell>
          <table:table-cell table:style-name="ce10" table:formula="of:=IF([.L4]=&quot;&quot;;&quot;&quot;;[.$L$9]+[.$L$10]*[.L4]+[.$L$11]*[.L4]^2+[.$L$12]*[.L4]^3+[.$L$13]*[.L4]^4)">
            <text:p/>
          </table:table-cell>
          <table:table-cell table:style-name="ce10" table:formula="of:=IF([.M4]=&quot;&quot;;&quot;&quot;;[.$L$9]+[.$L$10]*[.M4]+[.$L$11]*[.M4]^2+[.$L$12]*[.M4]^3+[.$L$13]*[.M4]^4)">
            <text:p/>
          </table:table-cell>
          <table:table-cell table:style-name="ce10" table:formula="of:=IF([.N4]=&quot;&quot;;&quot;&quot;;[.$L$9]+[.$L$10]*[.N4]+[.$L$11]*[.N4]^2+[.$L$12]*[.N4]^3+[.$L$13]*[.N4]^4)">
            <text:p/>
          </table:table-cell>
          <table:table-cell table:style-name="ce10" table:formula="of:=IF([.O4]=&quot;&quot;;&quot;&quot;;[.$L$9]+[.$L$10]*[.O4]+[.$L$11]*[.O4]^2+[.$L$12]*[.O4]^3+[.$L$13]*[.O4]^4)">
            <text:p/>
          </table:table-cell>
          <table:table-cell table:style-name="ce10" table:formula="of:=IF([.P4]=&quot;&quot;;&quot;&quot;;[.$L$9]+[.$L$10]*[.P4]+[.$L$11]*[.P4]^2+[.$L$12]*[.P4]^3+[.$L$13]*[.P4]^4)">
            <text:p/>
          </table:table-cell>
          <table:table-cell table:style-name="ce10" table:formula="of:=IF([.Q4]=&quot;&quot;;&quot;&quot;;[.$L$9]+[.$L$10]*[.Q4]+[.$L$11]*[.Q4]^2+[.$L$12]*[.Q4]^3+[.$L$13]*[.Q4]^4)">
            <text:p/>
          </table:table-cell>
          <table:table-cell table:style-name="ce10" table:formula="of:=IF([.R4]=&quot;&quot;;&quot;&quot;;[.$L$9]+[.$L$10]*[.R4]+[.$L$11]*[.R4]^2+[.$L$12]*[.R4]^3+[.$L$13]*[.R4]^4)">
            <text:p/>
          </table:table-cell>
          <table:table-cell table:style-name="ce10" table:formula="of:=IF([.S4]=&quot;&quot;;&quot;&quot;;[.$L$9]+[.$L$10]*[.S4]+[.$L$11]*[.S4]^2+[.$L$12]*[.S4]^3+[.$L$13]*[.S4]^4)">
            <text:p/>
          </table:table-cell>
          <table:table-cell table:style-name="ce10" table:formula="of:=IF([.T4]=&quot;&quot;;&quot;&quot;;[.$L$9]+[.$L$10]*[.T4]+[.$L$11]*[.T4]^2+[.$L$12]*[.T4]^3+[.$L$13]*[.T4]^4)">
            <text:p/>
          </table:table-cell>
          <table:table-cell table:style-name="ce10" table:formula="of:=IF([.U4]=&quot;&quot;;&quot;&quot;;[.$L$9]+[.$L$10]*[.U4]+[.$L$11]*[.U4]^2+[.$L$12]*[.U4]^3+[.$L$13]*[.U4]^4)">
            <text:p/>
          </table:table-cell>
          <table:table-cell table:style-name="ce10" table:formula="of:=IF([.V4]=&quot;&quot;;&quot;&quot;;[.$L$9]+[.$L$10]*[.V4]+[.$L$11]*[.V4]^2+[.$L$12]*[.V4]^3+[.$L$13]*[.V4]^4)">
            <text:p/>
          </table:table-cell>
          <table:table-cell table:style-name="ce10" table:formula="of:=IF([.W4]=&quot;&quot;;&quot;&quot;;[.$L$9]+[.$L$10]*[.W4]+[.$L$11]*[.W4]^2+[.$L$12]*[.W4]^3+[.$L$13]*[.W4]^4)">
            <text:p/>
          </table:table-cell>
          <table:table-cell table:style-name="ce10" table:formula="of:=IF([.X4]=&quot;&quot;;&quot;&quot;;[.$L$9]+[.$L$10]*[.X4]+[.$L$11]*[.X4]^2+[.$L$12]*[.X4]^3+[.$L$13]*[.X4]^4)">
            <text:p/>
          </table:table-cell>
          <table:table-cell table:style-name="ce10" table:formula="of:=IF([.Y4]=&quot;&quot;;&quot;&quot;;[.$L$9]+[.$L$10]*[.Y4]+[.$L$11]*[.Y4]^2+[.$L$12]*[.Y4]^3+[.$L$13]*[.Y4]^4)">
            <text:p/>
          </table:table-cell>
          <table:table-cell table:style-name="ce10" table:formula="of:=IF([.Z4]=&quot;&quot;;&quot;&quot;;[.$L$9]+[.$L$10]*[.Z4]+[.$L$11]*[.Z4]^2+[.$L$12]*[.Z4]^3+[.$L$13]*[.Z4]^4)">
            <text:p/>
          </table:table-cell>
          <table:table-cell table:style-name="ce10" table:formula="of:=IF([.AA4]=&quot;&quot;;&quot;&quot;;[.$L$9]+[.$L$10]*[.AA4]+[.$L$11]*[.AA4]^2+[.$L$12]*[.AA4]^3+[.$L$13]*[.AA4]^4)">
            <text:p/>
          </table:table-cell>
          <table:table-cell table:style-name="ce10" table:formula="of:=IF([.AB4]=&quot;&quot;;&quot;&quot;;[.$L$9]+[.$L$10]*[.AB4]+[.$L$11]*[.AB4]^2+[.$L$12]*[.AB4]^3+[.$L$13]*[.AB4]^4)">
            <text:p/>
          </table:table-cell>
        </table:table-row>
      </table:table>
      <table:table table:name="04- Interp. polinomial (6 dados)" table:style-name="ta1">
        <table:table-column table:style-name="co1" table:default-cell-style-name="Default"/>
        <table:table-column table:style-name="co1" table:number-columns-repeated="6" table:default-cell-style-name="ce9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10" office:value-type="float" office:value="110" calcext:value-type="float">
            <text:p>110</text:p>
          </table:table-cell>
          <table:table-cell table:style-name="ce5" table:formula="of:=120" office:value-type="float" office:value="120" calcext:value-type="float">
            <text:p>120</text:p>
          </table:table-cell>
          <table:table-cell table:style-name="ce5" table:formula="of:=125" office:value-type="float" office:value="125" calcext:value-type="float">
            <text:p>125</text:p>
          </table:table-cell>
          <table:table-cell table:style-name="ce5" table:formula="of:=130" office:value-type="float" office:value="130" calcext:value-type="float">
            <text:p>130</text:p>
          </table:table-cell>
          <table:table-cell table:style-name="ce5" table:formula="of:=140" office:value-type="float" office:value="140" calcext:value-type="float">
            <text:p>140</text:p>
          </table:table-cell>
          <table:table-cell table:style-name="ce5" table:formula="of:=150" office:value-type="float" office:value="150" calcext:value-type="float">
            <text:p>15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5500+6" office:value-type="float" office:value="5506" calcext:value-type="float">
            <text:p>5506</text:p>
          </table:table-cell>
          <table:table-cell table:style-name="ce5" table:formula="of:=6000+5" office:value-type="float" office:value="6005" calcext:value-type="float">
            <text:p>6005</text:p>
          </table:table-cell>
          <table:table-cell table:style-name="ce5" table:formula="of:=6500+3" office:value-type="float" office:value="6503" calcext:value-type="float">
            <text:p>6503</text:p>
          </table:table-cell>
          <table:table-cell table:style-name="ce5" table:formula="of:=7000+0" office:value-type="float" office:value="7000" calcext:value-type="float">
            <text:p>7000</text:p>
          </table:table-cell>
          <table:table-cell table:style-name="ce5" table:formula="of:=7500+1" office:value-type="float" office:value="7501" calcext:value-type="float">
            <text:p>7501</text:p>
          </table:table-cell>
          <table:table-cell table:style-name="ce5" table:formula="of:=8000+2" office:value-type="float" office:value="8002" calcext:value-type="float">
            <text:p>8002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8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5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 office:value-type="string" calcext:value-type="string">
            <text:p>X<text:span text:style-name="T2">4</text:span></text:p>
          </table:table-cell>
          <table:table-cell table:style-name="ce8" office:value-type="string" calcext:value-type="string">
            <text:p>X<text:span text:style-name="T2">5</text:span></text:p>
          </table:table-cell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110" calcext:value-type="float">
            <text:p>110</text:p>
          </table:table-cell>
          <table:table-cell table:formula="of:=[.C9]^2" office:value-type="float" office:value="12100" calcext:value-type="float">
            <text:p>12100</text:p>
          </table:table-cell>
          <table:table-cell table:formula="of:=[.C9]^3" office:value-type="float" office:value="1331000" calcext:value-type="float">
            <text:p>1331000</text:p>
          </table:table-cell>
          <table:table-cell table:formula="of:=[.C9]^4" office:value-type="float" office:value="146410000" calcext:value-type="float">
            <text:p>146410000</text:p>
          </table:table-cell>
          <table:table-cell table:formula="of:=[.C9]^5" office:value-type="float" office:value="16105100000" calcext:value-type="float">
            <text:p>16105100000</text:p>
          </table:table-cell>
          <table:table-cell/>
          <table:table-cell table:style-name="ce9" table:formula="of:=[.B3]" office:value-type="float" office:value="5506" calcext:value-type="float">
            <text:p>550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6" table:formula="of:=MMULT(MINVERSE([.B9:.G14]);[.I9:.I14])" office:value-type="float" office:value="-6951366.99999841" calcext:value-type="float">
            <text:p>-6951366,99999841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120" calcext:value-type="float">
            <text:p>120</text:p>
          </table:table-cell>
          <table:table-cell table:formula="of:=[.C10]^2" office:value-type="float" office:value="14400" calcext:value-type="float">
            <text:p>14400</text:p>
          </table:table-cell>
          <table:table-cell table:formula="of:=[.C10]^3" office:value-type="float" office:value="1728000" calcext:value-type="float">
            <text:p>1728000</text:p>
          </table:table-cell>
          <table:table-cell table:formula="of:=[.C10]^4" office:value-type="float" office:value="207360000" calcext:value-type="float">
            <text:p>207360000</text:p>
          </table:table-cell>
          <table:table-cell table:formula="of:=[.C10]^5" office:value-type="float" office:value="24883200000" calcext:value-type="float">
            <text:p>24883200000</text:p>
          </table:table-cell>
          <table:table-cell/>
          <table:table-cell table:style-name="ce9" table:formula="of:=[.C3]" office:value-type="float" office:value="6005" calcext:value-type="float">
            <text:p>6005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285157.126666646" calcext:value-type="float">
            <text:p>285157,12666664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125" calcext:value-type="float">
            <text:p>125</text:p>
          </table:table-cell>
          <table:table-cell table:formula="of:=[.C11]^2" office:value-type="float" office:value="15625" calcext:value-type="float">
            <text:p>15625</text:p>
          </table:table-cell>
          <table:table-cell table:formula="of:=[.C11]^3" office:value-type="float" office:value="1953125" calcext:value-type="float">
            <text:p>1953125</text:p>
          </table:table-cell>
          <table:table-cell table:formula="of:=[.C11]^4" office:value-type="float" office:value="244140625" calcext:value-type="float">
            <text:p>244140625</text:p>
          </table:table-cell>
          <table:table-cell table:formula="of:=[.C11]^5" office:value-type="float" office:value="30517578125" calcext:value-type="float">
            <text:p>30517578125</text:p>
          </table:table-cell>
          <table:table-cell/>
          <table:table-cell table:style-name="ce9" table:formula="of:=[.D3]" office:value-type="float" office:value="6503" calcext:value-type="float">
            <text:p>6503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648.88388888924" calcext:value-type="float">
            <text:p>-4648,88388888924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130" calcext:value-type="float">
            <text:p>130</text:p>
          </table:table-cell>
          <table:table-cell table:formula="of:=[.C12]^2" office:value-type="float" office:value="16900" calcext:value-type="float">
            <text:p>16900</text:p>
          </table:table-cell>
          <table:table-cell table:formula="of:=[.C12]^3" office:value-type="float" office:value="2197000" calcext:value-type="float">
            <text:p>2197000</text:p>
          </table:table-cell>
          <table:table-cell table:formula="of:=[.C12]^4" office:value-type="float" office:value="285610000" calcext:value-type="float">
            <text:p>285610000</text:p>
          </table:table-cell>
          <table:table-cell table:formula="of:=[.C12]^5" office:value-type="float" office:value="37129300000" calcext:value-type="float">
            <text:p>37129300000</text:p>
          </table:table-cell>
          <table:table-cell/>
          <table:table-cell table:style-name="ce9" table:formula="of:=[.E3]" office:value-type="float" office:value="7000" calcext:value-type="float">
            <text:p>7000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7.6701111111144" calcext:value-type="float">
            <text:p>37,6701111111144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140" calcext:value-type="float">
            <text:p>140</text:p>
          </table:table-cell>
          <table:table-cell table:formula="of:=[.C13]^2" office:value-type="float" office:value="19600" calcext:value-type="float">
            <text:p>19600</text:p>
          </table:table-cell>
          <table:table-cell table:formula="of:=[.C13]^3" office:value-type="float" office:value="2744000" calcext:value-type="float">
            <text:p>2744000</text:p>
          </table:table-cell>
          <table:table-cell table:formula="of:=[.C13]^4" office:value-type="float" office:value="384160000" calcext:value-type="float">
            <text:p>384160000</text:p>
          </table:table-cell>
          <table:table-cell table:formula="of:=[.C13]^5" office:value-type="float" office:value="53782400000" calcext:value-type="float">
            <text:p>53782400000</text:p>
          </table:table-cell>
          <table:table-cell/>
          <table:table-cell table:style-name="ce9" table:formula="of:=[.F3]" office:value-type="float" office:value="7501" calcext:value-type="float">
            <text:p>7501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151694444444449" calcext:value-type="float">
            <text:p>-0,151694444444449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G2]" office:value-type="float" office:value="150" calcext:value-type="float">
            <text:p>150</text:p>
          </table:table-cell>
          <table:table-cell table:formula="of:=[.C14]^2" office:value-type="float" office:value="22500" calcext:value-type="float">
            <text:p>22500</text:p>
          </table:table-cell>
          <table:table-cell table:formula="of:=[.C14]^3" office:value-type="float" office:value="3375000" calcext:value-type="float">
            <text:p>3375000</text:p>
          </table:table-cell>
          <table:table-cell table:formula="of:=[.C14]^4" office:value-type="float" office:value="506250000" calcext:value-type="float">
            <text:p>506250000</text:p>
          </table:table-cell>
          <table:table-cell table:formula="of:=[.C14]^5" office:value-type="float" office:value="75937500000" calcext:value-type="float">
            <text:p>75937500000</text:p>
          </table:table-cell>
          <table:table-cell/>
          <table:table-cell table:style-name="ce9" table:formula="of:=[.G3]" office:value-type="float" office:value="8002" calcext:value-type="float">
            <text:p>8002</text:p>
          </table:table-cell>
          <table:table-cell table:number-columns-repeated="2"/>
          <table:table-cell table:style-name="ce14" office:value-type="string" calcext:value-type="string">
            <text:p>a5=</text:p>
          </table:table-cell>
          <table:table-cell table:style-name="ce9" office:value-type="float" office:value="0.000242888888888895" calcext:value-type="float">
            <text:p>0,000242888888888895</text:p>
          </table:table-cell>
          <table:table-cell office:value-type="string" calcext:value-type="string">
            <text:p>x<text:span text:style-name="T2">5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M$9]+[.$M$10]*[.B4]+[.$M$11]*[.B4]^2+[.$M$12]*[.B4]^3+[.$M$13]*[.B4]^4+[.$M$14]*[.B4]^5)" office:value-type="float" office:value="5653.35416564625" calcext:value-type="float">
            <text:p>5653,35416564625</text:p>
          </table:table-cell>
          <table:table-cell table:style-name="ce10" table:formula="of:=IF([.C4]=&quot;&quot;;&quot;&quot;;[.$M$9]+[.$M$10]*[.C4]+[.$M$11]*[.C4]^2+[.$M$12]*[.C4]^3+[.$M$13]*[.C4]^4+[.$M$14]*[.C4]^5)" office:value-type="float" office:value="42249676882.0019" calcext:value-type="float">
            <text:p>42249676882,0019</text:p>
          </table:table-cell>
          <table:table-cell table:style-name="ce10" table:formula="of:=IF([.D4]=&quot;&quot;;&quot;&quot;;[.$M$9]+[.$M$10]*[.D4]+[.$M$11]*[.D4]^2+[.$M$12]*[.D4]^3+[.$M$13]*[.D4]^4+[.$M$14]*[.D4]^5)" office:value-type="float" office:value="-5399842.02329454" calcext:value-type="float">
            <text:p>-5399842,02329454</text:p>
          </table:table-cell>
          <table:table-cell table:style-name="ce10" table:formula="of:=IF([.E4]=&quot;&quot;;&quot;&quot;;[.$M$9]+[.$M$10]*[.E4]+[.$M$11]*[.E4]^2+[.$M$12]*[.E4]^3+[.$M$13]*[.E4]^4+[.$M$14]*[.E4]^5)" office:value-type="float" office:value="-4948964.84012659" calcext:value-type="float">
            <text:p>-4948964,84012659</text:p>
          </table:table-cell>
          <table:table-cell table:style-name="ce10" table:formula="of:=IF([.F4]=&quot;&quot;;&quot;&quot;;[.$M$9]+[.$M$10]*[.F4]+[.$M$11]*[.F4]^2+[.$M$12]*[.F4]^3+[.$M$13]*[.F4]^4+[.$M$14]*[.F4]^5)" office:value-type="float" office:value="4890.04439497134" calcext:value-type="float">
            <text:p>4890,04439497134</text:p>
          </table:table-cell>
          <table:table-cell table:style-name="ce10" table:formula="of:=IF([.G4]=&quot;&quot;;&quot;&quot;;[.$M$9]+[.$M$10]*[.G4]+[.$M$11]*[.G4]^2+[.$M$12]*[.G4]^3+[.$M$13]*[.G4]^4+[.$M$14]*[.G4]^5)">
            <text:p/>
          </table:table-cell>
          <table:table-cell table:style-name="ce10" table:formula="of:=IF([.H4]=&quot;&quot;;&quot;&quot;;[.$M$9]+[.$M$10]*[.H4]+[.$M$11]*[.H4]^2+[.$M$12]*[.H4]^3+[.$M$13]*[.H4]^4+[.$M$14]*[.H4]^5)">
            <text:p/>
          </table:table-cell>
          <table:table-cell table:style-name="ce10" table:formula="of:=IF([.I4]=&quot;&quot;;&quot;&quot;;[.$M$9]+[.$M$10]*[.I4]+[.$M$11]*[.I4]^2+[.$M$12]*[.I4]^3+[.$M$13]*[.I4]^4+[.$M$14]*[.I4]^5)">
            <text:p/>
          </table:table-cell>
          <table:table-cell table:style-name="ce10" table:formula="of:=IF([.J4]=&quot;&quot;;&quot;&quot;;[.$M$9]+[.$M$10]*[.J4]+[.$M$11]*[.J4]^2+[.$M$12]*[.J4]^3+[.$M$13]*[.J4]^4+[.$M$14]*[.J4]^5)">
            <text:p/>
          </table:table-cell>
          <table:table-cell table:style-name="ce10" table:formula="of:=IF([.K4]=&quot;&quot;;&quot;&quot;;[.$M$9]+[.$M$10]*[.K4]+[.$M$11]*[.K4]^2+[.$M$12]*[.K4]^3+[.$M$13]*[.K4]^4+[.$M$14]*[.K4]^5)">
            <text:p/>
          </table:table-cell>
          <table:table-cell table:style-name="ce10" table:formula="of:=IF([.L4]=&quot;&quot;;&quot;&quot;;[.$M$9]+[.$M$10]*[.L4]+[.$M$11]*[.L4]^2+[.$M$12]*[.L4]^3+[.$M$13]*[.L4]^4+[.$M$14]*[.L4]^5)">
            <text:p/>
          </table:table-cell>
          <table:table-cell table:style-name="ce10" table:formula="of:=IF([.M4]=&quot;&quot;;&quot;&quot;;[.$M$9]+[.$M$10]*[.M4]+[.$M$11]*[.M4]^2+[.$M$12]*[.M4]^3+[.$M$13]*[.M4]^4+[.$M$14]*[.M4]^5)">
            <text:p/>
          </table:table-cell>
          <table:table-cell table:style-name="ce10" table:formula="of:=IF([.N4]=&quot;&quot;;&quot;&quot;;[.$M$9]+[.$M$10]*[.N4]+[.$M$11]*[.N4]^2+[.$M$12]*[.N4]^3+[.$M$13]*[.N4]^4+[.$M$14]*[.N4]^5)">
            <text:p/>
          </table:table-cell>
          <table:table-cell table:style-name="ce10" table:formula="of:=IF([.O4]=&quot;&quot;;&quot;&quot;;[.$M$9]+[.$M$10]*[.O4]+[.$M$11]*[.O4]^2+[.$M$12]*[.O4]^3+[.$M$13]*[.O4]^4+[.$M$14]*[.O4]^5)">
            <text:p/>
          </table:table-cell>
          <table:table-cell table:style-name="ce10" table:formula="of:=IF([.P4]=&quot;&quot;;&quot;&quot;;[.$M$9]+[.$M$10]*[.P4]+[.$M$11]*[.P4]^2+[.$M$12]*[.P4]^3+[.$M$13]*[.P4]^4+[.$M$14]*[.P4]^5)">
            <text:p/>
          </table:table-cell>
          <table:table-cell table:style-name="ce10" table:formula="of:=IF([.Q4]=&quot;&quot;;&quot;&quot;;[.$M$9]+[.$M$10]*[.Q4]+[.$M$11]*[.Q4]^2+[.$M$12]*[.Q4]^3+[.$M$13]*[.Q4]^4+[.$M$14]*[.Q4]^5)">
            <text:p/>
          </table:table-cell>
          <table:table-cell table:style-name="ce10" table:formula="of:=IF([.R4]=&quot;&quot;;&quot;&quot;;[.$M$9]+[.$M$10]*[.R4]+[.$M$11]*[.R4]^2+[.$M$12]*[.R4]^3+[.$M$13]*[.R4]^4+[.$M$14]*[.R4]^5)">
            <text:p/>
          </table:table-cell>
          <table:table-cell table:style-name="ce10" table:formula="of:=IF([.S4]=&quot;&quot;;&quot;&quot;;[.$M$9]+[.$M$10]*[.S4]+[.$M$11]*[.S4]^2+[.$M$12]*[.S4]^3+[.$M$13]*[.S4]^4+[.$M$14]*[.S4]^5)">
            <text:p/>
          </table:table-cell>
          <table:table-cell table:style-name="ce10" table:formula="of:=IF([.T4]=&quot;&quot;;&quot;&quot;;[.$M$9]+[.$M$10]*[.T4]+[.$M$11]*[.T4]^2+[.$M$12]*[.T4]^3+[.$M$13]*[.T4]^4+[.$M$14]*[.T4]^5)">
            <text:p/>
          </table:table-cell>
          <table:table-cell table:style-name="ce10" table:formula="of:=IF([.U4]=&quot;&quot;;&quot;&quot;;[.$M$9]+[.$M$10]*[.U4]+[.$M$11]*[.U4]^2+[.$M$12]*[.U4]^3+[.$M$13]*[.U4]^4+[.$M$14]*[.U4]^5)">
            <text:p/>
          </table:table-cell>
          <table:table-cell table:style-name="ce10" table:formula="of:=IF([.V4]=&quot;&quot;;&quot;&quot;;[.$M$9]+[.$M$10]*[.V4]+[.$M$11]*[.V4]^2+[.$M$12]*[.V4]^3+[.$M$13]*[.V4]^4+[.$M$14]*[.V4]^5)">
            <text:p/>
          </table:table-cell>
          <table:table-cell table:style-name="ce10" table:formula="of:=IF([.W4]=&quot;&quot;;&quot;&quot;;[.$M$9]+[.$M$10]*[.W4]+[.$M$11]*[.W4]^2+[.$M$12]*[.W4]^3+[.$M$13]*[.W4]^4+[.$M$14]*[.W4]^5)">
            <text:p/>
          </table:table-cell>
          <table:table-cell table:style-name="ce10" table:formula="of:=IF([.X4]=&quot;&quot;;&quot;&quot;;[.$M$9]+[.$M$10]*[.X4]+[.$M$11]*[.X4]^2+[.$M$12]*[.X4]^3+[.$M$13]*[.X4]^4+[.$M$14]*[.X4]^5)">
            <text:p/>
          </table:table-cell>
          <table:table-cell table:style-name="ce10" table:formula="of:=IF([.Y4]=&quot;&quot;;&quot;&quot;;[.$M$9]+[.$M$10]*[.Y4]+[.$M$11]*[.Y4]^2+[.$M$12]*[.Y4]^3+[.$M$13]*[.Y4]^4+[.$M$14]*[.Y4]^5)">
            <text:p/>
          </table:table-cell>
          <table:table-cell table:style-name="ce10" table:formula="of:=IF([.Z4]=&quot;&quot;;&quot;&quot;;[.$M$9]+[.$M$10]*[.Z4]+[.$M$11]*[.Z4]^2+[.$M$12]*[.Z4]^3+[.$M$13]*[.Z4]^4+[.$M$14]*[.Z4]^5)">
            <text:p/>
          </table:table-cell>
          <table:table-cell table:style-name="ce10" table:formula="of:=IF([.AA4]=&quot;&quot;;&quot;&quot;;[.$M$9]+[.$M$10]*[.AA4]+[.$M$11]*[.AA4]^2+[.$M$12]*[.AA4]^3+[.$M$13]*[.AA4]^4+[.$M$14]*[.AA4]^5)">
            <text:p/>
          </table:table-cell>
          <table:table-cell table:style-name="ce10" table:formula="of:=IF([.AB4]=&quot;&quot;;&quot;&quot;;[.$M$9]+[.$M$10]*[.AB4]+[.$M$11]*[.AB4]^2+[.$M$12]*[.AB4]^3+[.$M$13]*[.AB4]^4+[.$M$14]*[.AB4]^5)">
            <text:p/>
          </table:table-cell>
          <table:table-cell table:style-name="ce10" table:formula="of:=IF([.AC4]=&quot;&quot;;&quot;&quot;;[.$M$9]+[.$M$10]*[.AC4]+[.$M$11]*[.AC4]^2+[.$M$12]*[.AC4]^3+[.$M$13]*[.AC4]^4+[.$M$14]*[.AC4]^5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17:37:37.82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1:22:10.658000000</meta:creation-date>
    <meta:generator>LibreOffice/24.8.0.3$Windows_X86_64 LibreOffice_project/0bdf1299c94fe897b119f97f3c613e9dca6be583</meta:generator>
    <dc:date>2024-08-30T18:39:48.866000000</dc:date>
    <meta:editing-duration>PT2H45M59S</meta:editing-duration>
    <meta:editing-cycles>20</meta:editing-cycles>
    <meta:document-statistic meta:table-count="4" meta:cell-count="367" meta:object-count="0"/>
  </office:meta>
</office:document-meta>
</file>